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LINUX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user-transformed="true">
          <draw:text-box>
            <text:p>Learning Linux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Hey I am a presen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placeholder="true" presentation:user-transformed="true">
          <draw:text-box/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20:02:57.666577566</meta:creation-date>
    <meta:editing-duration>PT1M51S</meta:editing-duration>
    <meta:editing-cycles>2</meta:editing-cycles>
    <meta:generator>LibreOffice/6.4.7.2$Linux_X86_64 LibreOffice_project/40$Build-2</meta:generator>
    <dc:title>Focus</dc:title>
    <dc:date>2022-02-24T20:04:48.218707986</dc:date>
    <meta:document-statistic meta:object-count="69"/>
  </office:meta>
</office:document-meta>
</file>